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3.234cm" table:align="left"/>
    </style:style>
    <style:style style:name="Table1.A" style:family="table-column">
      <style:table-column-properties style:column-width="4.487cm"/>
    </style:style>
    <style:style style:name="Table1.B" style:family="table-column">
      <style:table-column-properties style:column-width="2.265cm"/>
    </style:style>
    <style:style style:name="Table1.C" style:family="table-column">
      <style:table-column-properties style:column-width="6.482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T1" style:family="text">
      <style:text-properties officeooo:rsid="0007756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<text:span text:style-name="T1">U</text:span></text:span><text:span text:style-name="Strong_20_Emphasis">pdated 700 g FibraCréme Loaf recipe</text:span> with added <text:span text:style-name="Strong_20_Emphasis">vital wheat gluten</text:span> for better rise, improved structure, and a fluffier, chewier crumb.</text:p>
      <text:p text:style-name="Horizontal_20_Line"/>
      <text:h text:style-name="Heading_20_3" text:outline-level="3"><text:span text:style-name="Strong_20_Emphasis">FibraCréme Loaf – 700 g Yield (with Vital Wheat Gluten)</text:span></text:h>
      <text:p text:style-name="Text_20_body"><text:span text:style-name="Strong_20_Emphasis">High-rise, soft, fluffy, not dense, not crumbly</text:span></text:p>
      <text:p text:style-name="Horizontal_20_Line"/>
      <text:h text:style-name="Heading_20_3" text:outline-level="3"><text:span text:style-name="Strong_20_Emphasis">Ingredient List (all in grams)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Ingredient</text:p>
            </table:table-cell>
            <table:table-cell table:style-name="Table1.A1" office:value-type="string">
              <text:p text:style-name="Table_20_Heading">Amount (g)</text:p>
            </table:table-cell>
            <table:table-cell table:style-name="Table1.A1" office:value-type="string">
              <text:p text:style-name="Table_20_Heading">Purpose</text:p>
            </table:table-cell>
          </table:table-row>
        </table:table-header-rows>
        <table:table-row>
          <table:table-cell table:style-name="Table1.A1" office:value-type="string">
            <text:p text:style-name="Table_20_Contents">Warm water (40–45 °C)</text:p>
          </table:table-cell>
          <table:table-cell table:style-name="Table1.A1" office:value-type="string">
            <text:p text:style-name="Table_20_Contents">119 g</text:p>
          </table:table-cell>
          <table:table-cell table:style-name="Table1.A1" office:value-type="string">
            <text:p text:style-name="Table_20_Contents">Moisture, lightness</text:p>
          </table:table-cell>
        </table:table-row>
        <table:table-row>
          <table:table-cell table:style-name="Table1.A1" office:value-type="string">
            <text:p text:style-name="Table_20_Contents">Warm full-cream milk</text:p>
          </table:table-cell>
          <table:table-cell table:style-name="Table1.A1" office:value-type="string">
            <text:p text:style-name="Table_20_Contents">105 g</text:p>
          </table:table-cell>
          <table:table-cell table:style-name="Table1.A1" office:value-type="string">
            <text:p text:style-name="Table_20_Contents">Enrichment, softness</text:p>
          </table:table-cell>
        </table:table-row>
        <table:table-row>
          <table:table-cell table:style-name="Table1.A1" office:value-type="string">
            <text:p text:style-name="Table_20_Contents">Large egg (room temp)</text:p>
          </table:table-cell>
          <table:table-cell table:style-name="Table1.A1" office:value-type="string">
            <text:p text:style-name="Table_20_Contents">35 g</text:p>
          </table:table-cell>
          <table:table-cell table:style-name="Table1.A1" office:value-type="string">
            <text:p text:style-name="Table_20_Contents">Tender crumb, structure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Table sugar</text:span></text:p>
          </table:table-cell>
          <table:table-cell table:style-name="Table1.A1" office:value-type="string">
            <text:p text:style-name="Table_20_Contents"><text:span text:style-name="Strong_20_Emphasis">40 g</text:span></text:p>
          </table:table-cell>
          <table:table-cell table:style-name="Table1.A1" office:value-type="string">
            <text:p text:style-name="Table_20_Contents">Sweetness, yeast food (user-defined)</text:p>
          </table:table-cell>
        </table:table-row>
        <table:table-row>
          <table:table-cell table:style-name="Table1.A1" office:value-type="string">
            <text:p text:style-name="Table_20_Contents">Stevia-erythritol blend</text:p>
          </table:table-cell>
          <table:table-cell table:style-name="Table1.A1" office:value-type="string">
            <text:p text:style-name="Table_20_Contents">14 g</text:p>
          </table:table-cell>
          <table:table-cell table:style-name="Table1.A1" office:value-type="string">
            <text:p text:style-name="Table_20_Contents">Sweetness without sugar load</text:p>
          </table:table-cell>
        </table:table-row>
        <table:table-row>
          <table:table-cell table:style-name="Table1.A1" office:value-type="string">
            <text:p text:style-name="Table_20_Contents">Salt</text:p>
          </table:table-cell>
          <table:table-cell table:style-name="Table1.A1" office:value-type="string">
            <text:p text:style-name="Table_20_Contents">7 g</text:p>
          </table:table-cell>
          <table:table-cell table:style-name="Table1.A1" office:value-type="string">
            <text:p text:style-name="Table_20_Contents">Flavor control</text:p>
          </table:table-cell>
        </table:table-row>
        <table:table-row>
          <table:table-cell table:style-name="Table1.A1" office:value-type="string">
            <text:p text:style-name="Table_20_Contents">All-purpose flour</text:p>
          </table:table-cell>
          <table:table-cell table:style-name="Table1.A1" office:value-type="string">
            <text:p text:style-name="Table_20_Contents">420 g</text:p>
          </table:table-cell>
          <table:table-cell table:style-name="Table1.A1" office:value-type="string">
            <text:p text:style-name="Table_20_Contents">Base structure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Vital wheat gluten</text:span></text:p>
          </table:table-cell>
          <table:table-cell table:style-name="Table1.A1" office:value-type="string">
            <text:p text:style-name="Table_20_Contents"><text:span text:style-name="Strong_20_Emphasis">7.6 g</text:span></text:p>
          </table:table-cell>
          <table:table-cell table:style-name="Table1.A1" office:value-type="string">
            <text:p text:style-name="Table_20_Contents">Boosts elasticity, rise &amp; chewiness</text:p>
          </table:table-cell>
        </table:table-row>
        <table:table-row>
          <table:table-cell table:style-name="Table1.A1" office:value-type="string">
            <text:p text:style-name="Table_20_Contents">Whey protein powder</text:p>
          </table:table-cell>
          <table:table-cell table:style-name="Table1.A1" office:value-type="string">
            <text:p text:style-name="Table_20_Contents">14 g</text:p>
          </table:table-cell>
          <table:table-cell table:style-name="Table1.A1" office:value-type="string">
            <text:p text:style-name="Table_20_Contents">Softness, adds protein</text:p>
          </table:table-cell>
        </table:table-row>
        <table:table-row>
          <table:table-cell table:style-name="Table1.A1" office:value-type="string">
            <text:p text:style-name="Table_20_Contents">Coconut oil (soft/melted)</text:p>
          </table:table-cell>
          <table:table-cell table:style-name="Table1.A1" office:value-type="string">
            <text:p text:style-name="Table_20_Contents">42 g</text:p>
          </table:table-cell>
          <table:table-cell table:style-name="Table1.A1" office:value-type="string">
            <text:p text:style-name="Table_20_Contents">Richness, tender crumb</text:p>
          </table:table-cell>
        </table:table-row>
        <table:table-row>
          <table:table-cell table:style-name="Table1.A1" office:value-type="string">
            <text:p text:style-name="Table_20_Contents">Active dry yeast</text:p>
          </table:table-cell>
          <table:table-cell table:style-name="Table1.A1" office:value-type="string">
            <text:p text:style-name="Table_20_Contents">7 g</text:p>
          </table:table-cell>
          <table:table-cell table:style-name="Table1.A1" office:value-type="string">
            <text:p text:style-name="Table_20_Contents">Leavening</text:p>
          </table:table-cell>
        </table:table-row>
      </table:table>
      <text:p text:style-name="Horizontal_20_Line"/>
      <text:h text:style-name="Heading_20_3" text:outline-level="3"><text:span text:style-name="Strong_20_Emphasis">Bread Machine Instructions</text:span></text:h>
      <text:list text:style-name="L1">
        <text:list-item>
          <text:p text:style-name="P1"><text:span text:style-name="Strong_20_Emphasis">Add ingredients to pan in this order</text:span>:</text:p>
          <text:list>
            <text:list-item>
              <text:p text:style-name="P1">119 g warm water</text:p>
            </text:list-item>
            <text:list-item>
              <text:p text:style-name="P1">105 g warm full-cream milk</text:p>
            </text:list-item>
            <text:list-item>
              <text:p text:style-name="P1">35 g whisked egg</text:p>
            </text:list-item>
            <text:list-item>
              <text:p text:style-name="P1">40 g sugar</text:p>
            </text:list-item>
            <text:list-item>
              <text:p text:style-name="P1">14 g stevia-erythritol</text:p>
            </text:list-item>
            <text:list-item>
              <text:p text:style-name="P1">420 g all-purpose flour</text:p>
            </text:list-item>
            <text:list-item>
              <text:p text:style-name="P1">14 g whey protein + 7.6 g vital wheat gluten (whisked together)</text:p>
            </text:list-item>
            <text:list-item>
              <text:p text:style-name="P1">7 g salt (in a corner)</text:p>
            </text:list-item>
            <text:list-item>
              <text:p text:style-name="P1">42 g coconut oil (soft/melted)</text:p>
            </text:list-item>
            <text:list-item>
              <text:p text:style-name="P1">7 g yeast (in a flour well)</text:p>
            </text:list-item>
          </text:list>
        </text:list-item>
        <text:list-item>
          <text:p text:style-name="P1"><text:span text:style-name="Strong_20_Emphasis">Machine Settings</text:span>:</text:p>
          <text:list>
            <text:list-item>
              <text:p text:style-name="P1"><text:soft-page-break/>Cycle: <text:span text:style-name="Strong_20_Emphasis">Basic/White Bread</text:span></text:p>
            </text:list-item>
            <text:list-item>
              <text:p text:style-name="P1">Size: <text:span text:style-name="Strong_20_Emphasis">1.5 lb (700g)</text:span></text:p>
            </text:list-item>
            <text:list-item>
              <text:p text:style-name="P1">Crust: Light or Medium</text:p>
            </text:list-item>
          </text:list>
        </text:list-item>
        <text:list-item>
          <text:p text:style-name="P1"><text:span text:style-name="Strong_20_Emphasis">Dough Check – First Knead (~5–10 min)</text:span>:</text:p>
          <text:list>
            <text:list-item>
              <text:p text:style-name="P1">Dough should form a tacky but smooth ball</text:p>
            </text:list-item>
            <text:list-item>
              <text:p text:style-name="P1">Too dry? Add 5–10 g warm water</text:p>
            </text:list-item>
            <text:list-item>
              <text:p text:style-name="P1">Too wet? Add 5–10 g flour</text:p>
            </text:list-item>
          </text:list>
        </text:list-item>
        <text:list-item>
          <text:p text:style-name="P1"><text:span text:style-name="Strong_20_Emphasis">Let Cycle Finish</text:span></text:p>
          <text:list>
            <text:list-item>
              <text:p text:style-name="P1">Avoid interrupting rise or bake phase</text:p>
            </text:list-item>
            <text:list-item>
              <text:p text:style-name="P1">Remove loaf promptly after baking</text:p>
            </text:list-item>
          </text:list>
        </text:list-item>
        <text:list-item>
          <text:p text:style-name="P1"><text:span text:style-name="Strong_20_Emphasis">Cool Properly</text:span></text:p>
          <text:list>
            <text:list-item>
              <text:p text:style-name="P1">Let cool on a wire rack for <text:span text:style-name="Strong_20_Emphasis">at least 1 hour</text:span> before slicing</text:p>
            </text:list-item>
          </text:list>
        </text:list-item>
      </text:list>
      <text:p text:style-name="Horizontal_20_Line"/>
      <text:h text:style-name="Heading_20_3" text:outline-level="3">✅ Why Add Vital Wheat Gluten?</text:h>
      <text:p text:style-name="Text_20_body">Vital wheat gluten enhances <text:span text:style-name="Strong_20_Emphasis">elasticity</text:span> and <text:span text:style-name="Strong_20_Emphasis">gluten network strength</text:span>, especially useful in:</text:p>
      <text:list text:style-name="L2">
        <text:list-item>
          <text:p text:style-name="P2">Enriched doughs (with milk, eggs, fats)</text:p>
        </text:list-item>
        <text:list-item>
          <text:p text:style-name="P2">Recipes with added protein (e.g., whey)</text:p>
        </text:list-item>
        <text:list-item>
          <text:p text:style-name="P2">Low-gluten flour (like all-purpose)</text:p>
        </text:list-item>
      </text:list>
      <text:p text:style-name="Text_20_body">It ensures a <text:span text:style-name="Strong_20_Emphasis">high rise</text:span> and <text:span text:style-name="Strong_20_Emphasis">fluffy crumb</text:span> without collapse.<text:line-break/>📚 Source: King Arthur Baking – Vital Wheat Gluten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PH" style:letter-kerning="true" style:font-name-asian="Noto Serif SC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PH" style:letter-kerning="true" style:font-name-asian="Noto Serif SC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SC" style:font-family-asian="'Noto Serif SC'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26T22:58:54.469023000</meta:creation-date>
    <dc:date>2025-08-01T05:34:47.386066200</dc:date>
    <meta:editing-duration>PT1M43S</meta:editing-duration>
    <meta:editing-cycles>5</meta:editing-cycles>
    <meta:generator>LibreOffice/25.2.4.3$Windows_X86_64 LibreOffice_project/33e196637044ead23f5c3226cde09b47731f7e27</meta:generator>
    <meta:document-statistic meta:table-count="1" meta:image-count="0" meta:object-count="0" meta:page-count="2" meta:paragraph-count="71" meta:word-count="344" meta:character-count="1837" meta:non-whitespace-character-count="1592"/>
  </office:meta>
</office:document-meta>
</file>